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637cm" table:align="right"/>
    </style:style>
    <style:style style:name="Table1.A" style:family="table-column">
      <style:table-column-properties style:column-width="4.627cm"/>
    </style:style>
    <style:style style:name="Table1.B" style:family="table-column">
      <style:table-column-properties style:column-width="7.615cm"/>
    </style:style>
    <style:style style:name="Table1.C" style:family="table-column">
      <style:table-column-properties style:column-width="3.39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5.752cm" table:align="right"/>
    </style:style>
    <style:style style:name="Table2.A" style:family="table-column">
      <style:table-column-properties style:column-width="2.51cm"/>
    </style:style>
    <style:style style:name="Table2.B" style:family="table-column">
      <style:table-column-properties style:column-width="10.137cm"/>
    </style:style>
    <style:style style:name="Table2.C" style:family="table-column">
      <style:table-column-properties style:column-width="3.10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752cm" table:align="right"/>
    </style:style>
    <style:style style:name="Table3.A" style:family="table-column">
      <style:table-column-properties style:column-width="2.51cm"/>
    </style:style>
    <style:style style:name="Table3.B" style:family="table-column">
      <style:table-column-properties style:column-width="10.137cm"/>
    </style:style>
    <style:style style:name="Table3.C" style:family="table-column">
      <style:table-column-properties style:column-width="3.104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Table_20_Contents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Standard" style:list-style-name="L1">
      <style:text-properties fo:font-size="10pt" style:font-size-asian="10pt" style:font-size-complex="10pt"/>
    </style:style>
    <style:style style:name="P20" style:family="paragraph" style:parent-style-name="Standard" style:list-style-name="L2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21" style:family="paragraph" style:parent-style-name="Standard" style:list-style-name="L2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3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5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Standard" style:list-style-name="L6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L8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9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4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6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7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8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9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 style:list-style-name="L7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style:text-underline-style="none" fo:font-weight="normal" style:font-weight-asian="normal" style:font-weight-complex="normal"/>
    </style:style>
    <style:style style:name="P39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40" style:family="paragraph" style:parent-style-name="Standard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41" style:family="paragraph" style:parent-style-name="Standard" style:list-style-name="L3"/>
    <style:style style:name="P42" style:family="paragraph" style:parent-style-name="Standard">
      <style:text-properties style:font-name="Courier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style:font-name="Courier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break-before="page"/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font-name="Times New Roman1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LGORITHMS</text:p>
      <text:p text:style-name="P4"/>
      <text:p text:style-name="P4">Top 10 Algorithms and Techniques</text:p>
      <text:list xml:id="list1450914038868692856" text:style-name="L1">
        <text:list-item>
          <text:p text:style-name="P19">Depth First Search – for graph-related questions e.g. tree-traversal; main difference between DFS – all nodes to stack and then take last child of the stack(grab last element)</text:p>
        </text:list-item>
        <text:list-item>
          <text:p text:style-name="P19">Breadth First Search – for graph-related questions e.g. tree-traversal; do opposite queue (grab first element)</text:p>
        </text:list-item>
        <text:list-item>
          <text:p text:style-name="P19">Matching Bracket Problem – use stack data-structure</text:p>
        </text:list-item>
        <text:list-item>
          <text:p text:style-name="P19">Making use of hashtables – use when visiting matrix; cache values (e.g. nth fibonacci)</text:p>
        </text:list-item>
        <text:list-item>
          <text:p text:style-name="P19">Manipulating multiple pointers – <text:s/></text:p>
        </text:list-item>
        <text:list-item>
          <text:p text:style-name="P19">Reversing A LinkedList</text:p>
        </text:list-item>
        <text:list-item>
          <text:p text:style-name="P19">Sorting Fundamentals – quicksort (bit like binary search), heapsort, mergesort – why faster than bubblesort? Know the runtime of a sort (n log n)</text:p>
        </text:list-item>
        <text:list-item>
          <text:p text:style-name="P19">Recursion</text:p>
        </text:list-item>
        <text:list-item>
          <text:p text:style-name="P19">Constructing custom data strutures – suffix </text:p>
        </text:list-item>
        <text:list-item>
          <text:p text:style-name="P19">Binary search – why is it log(n)?</text:p>
        </text:list-item>
      </text:list>
      <text:p text:style-name="P5"/>
      <text:p text:style-name="P5"/>
      <text:p text:style-name="P4">Complexity Analysis</text:p>
      <text:p text:style-name="P4"/>
      <text:list xml:id="list1678757954520918178" text:style-name="L2">
        <text:list-item>
          <text:p text:style-name="P20"><text:span text:style-name="T1">Complexity analysis is used to tell us which algorithmic solution to a problem is preferred – time complexity tells us how fast vs space complexity tell us how much memory is used. When using Big O Notation we always refer to the </text:span><text:span text:style-name="T11">worst case. </text:span><text:span text:style-name="T1">For definitions below: a is an array <text:s/>a = [...] <text:s/>where size is N as N → infinity</text:span></text:p>
        </text:list-item>
      </text:list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Function</text:p>
          </table:table-cell>
          <table:table-cell table:style-name="Table1.A1" office:value-type="string">
            <text:p text:style-name="P12">Description</text:p>
          </table:table-cell>
          <table:table-cell table:style-name="Table1.C1" office:value-type="string">
            <text:p text:style-name="P13">Complexity</text:p>
          </table:table-cell>
        </table:table-row>
        <table:table-row>
          <table:table-cell table:style-name="Table1.A2" office:value-type="string">
            <text:p text:style-name="P3"><text:span text:style-name="T1">f</text:span><text:span text:style-name="T2">1</text:span><text:span text:style-name="T1">(a) = 1 + a[0]</text:span></text:p>
          </table:table-cell>
          <table:table-cell table:style-name="Table1.A2" office:value-type="string">
            <text:p text:style-name="P2">Add first value to a constant</text:p>
          </table:table-cell>
          <table:table-cell table:style-name="Table1.C2" office:value-type="string">
            <text:p text:style-name="P10"><text:s/>O(1)</text:p>
            <text:p text:style-name="P10">Constant</text:p>
          </table:table-cell>
        </table:table-row>
        <table:table-row>
          <table:table-cell table:style-name="Table1.A2" office:value-type="string">
            <text:p text:style-name="P3"><text:span text:style-name="T1">f</text:span><text:span text:style-name="T2">2</text:span><text:span text:style-name="T1">(a) = binarySearch[a]</text:span></text:p>
          </table:table-cell>
          <table:table-cell table:style-name="Table1.A2" office:value-type="string">
            <text:p text:style-name="P2">Using binary search or algorithm which halves the input; we see a plateauing of time complexity so an array of length 16 uses 4 operations; array of 32 uses 5 operations etc. </text:p>
          </table:table-cell>
          <table:table-cell table:style-name="Table1.C2" office:value-type="string">
            <text:p text:style-name="P10">O(log(N))</text:p>
          </table:table-cell>
        </table:table-row>
        <table:table-row>
          <table:table-cell table:style-name="Table1.A2" office:value-type="string">
            <text:p text:style-name="P3"><text:span text:style-name="T1">f</text:span><text:span text:style-name="T2">3</text:span><text:span text:style-name="T1">(a) = sum[a]</text:span></text:p>
          </table:table-cell>
          <table:table-cell table:style-name="Table1.A2" office:value-type="string">
            <text:p text:style-name="P11">Traverse every value in the array and add them </text:p>
          </table:table-cell>
          <table:table-cell table:style-name="Table1.C2" office:value-type="string">
            <text:p text:style-name="P10">O(N)</text:p>
            <text:p text:style-name="P10">Linear complexity </text:p>
          </table:table-cell>
        </table:table-row>
        <table:table-row>
          <table:table-cell table:style-name="Table1.A2" office:value-type="string">
            <text:p text:style-name="P3"><text:span text:style-name="T1">f</text:span><text:span text:style-name="T2">4</text:span><text:span text:style-name="T1">(a) = mergeSort[a]</text:span></text:p>
          </table:table-cell>
          <table:table-cell table:style-name="Table1.A2" office:value-type="string">
            <text:p text:style-name="P11">Using a merge sort or stable sort algorithm </text:p>
          </table:table-cell>
          <table:table-cell table:style-name="Table1.C2" office:value-type="string">
            <text:p text:style-name="P10">O(N log(N))</text:p>
            <text:p text:style-name="P10">Linearithmic </text:p>
          </table:table-cell>
        </table:table-row>
        <table:table-row>
          <table:table-cell table:style-name="Table1.A2" office:value-type="string">
            <text:p text:style-name="P3"><text:span text:style-name="T1">f</text:span><text:span text:style-name="T2">5</text:span><text:span text:style-name="T1">(a) = pair[a] </text:span></text:p>
          </table:table-cell>
          <table:table-cell table:style-name="Table1.A2" office:value-type="string">
            <text:p text:style-name="P2">Traverse the array and for ever value in the array it re-traverse the array to create pairs</text:p>
          </table:table-cell>
          <table:table-cell table:style-name="Table1.C2" office:value-type="string">
            <text:p text:style-name="P10">O(N<text:span text:style-name="T3">2</text:span>)</text:p>
          </table:table-cell>
        </table:table-row>
        <table:table-row>
          <table:table-cell table:style-name="Table1.A2" office:value-type="string">
            <text:p text:style-name="P3"><text:span text:style-name="T1">f</text:span><text:span text:style-name="T2">6</text:span><text:span text:style-name="T1">(a) = f</text:span><text:span text:style-name="T2">1</text:span><text:span text:style-name="T1">(a) + f</text:span><text:span text:style-name="T2">2</text:span><text:span text:style-name="T1">(a) + f</text:span><text:span text:style-name="T2">3</text:span><text:span text:style-name="T1">(a) + f</text:span><text:span text:style-name="T2">4</text:span><text:span text:style-name="T1">(a) +2f</text:span><text:span text:style-name="T2">5</text:span><text:span text:style-name="T1">(a) </text:span></text:p>
          </table:table-cell>
          <table:table-cell table:style-name="Table1.A2" office:value-type="string">
            <text:p text:style-name="P2">A combination of all functions</text:p>
          </table:table-cell>
          <table:table-cell table:style-name="Table1.C2" office:value-type="string">
            <text:p text:style-name="P10">O(N<text:span text:style-name="T3">2</text:span>)</text:p>
            <text:p text:style-name="P10">because O(1 + log(N) + N +NlogN + 2N<text:span text:style-name="T3">2</text:span>) → O(N<text:span text:style-name="T3">2</text:span>) <text:note text:id="ftn1" text:note-class="footnote"><text:note-citation>1</text:note-citation><text:note-body><text:p text:style-name="Footnote">We only care about the biggest term</text:p></text:note-body></text:note></text:p>
          </table:table-cell>
        </table:table-row>
        <table:table-row>
          <table:table-cell table:style-name="Table1.A2" office:value-type="string">
            <text:p text:style-name="P3"><text:span text:style-name="T1">f</text:span><text:span text:style-name="T2">7</text:span><text:span text:style-name="T1">(a) = recursiveFibonacci(a)</text:span></text:p>
          </table:table-cell>
          <table:table-cell table:style-name="Table1.A2" office:value-type="string">
            <text:p text:style-name="P2">A recursive calculation of Fibonacci numbers; denotes <text:s/>algorithm whose growth doubles with each addition to the input data set; the function's growth function is exponential - starting off very shallow, then rising meteorically</text:p>
          </table:table-cell>
          <table:table-cell table:style-name="Table1.C2" office:value-type="string">
            <text:p text:style-name="P10">O(2<text:span text:style-name="T3">n</text:span><text:span text:style-name="T8">)</text:span></text:p>
            <text:p text:style-name="P17">Expotential</text:p>
          </table:table-cell>
        </table:table-row>
        <table:table-row>
          <table:table-cell table:style-name="Table1.A2" office:value-type="string">
            <text:p text:style-name="P3"><text:span text:style-name="T1">f</text:span><text:span text:style-name="T2">7</text:span><text:span text:style-name="T1">(a) = allPermutations(a)</text:span></text:p>
          </table:table-cell>
          <table:table-cell table:style-name="Table1.A2" office:value-type="string">
            <text:p text:style-name="P2">All permutations of a list </text:p>
          </table:table-cell>
          <table:table-cell table:style-name="Table1.C2" office:value-type="string">
            <text:p text:style-name="P10">O(n!<text:span text:style-name="T8">)</text:span></text:p>
            <text:p text:style-name="P17">N-Factorial</text:p>
          </table:table-cell>
        </table:table-row>
        <table:table-row>
          <table:table-cell table:style-name="Table1.A2" office:value-type="string">
            <text:p text:style-name="P3"><text:span text:style-name="T1">f</text:span><text:span text:style-name="T2">8</text:span><text:span text:style-name="T1">(a,b) </text:span></text:p>
          </table:table-cell>
          <table:table-cell table:style-name="Table1.A2" office:value-type="string">
            <text:p text:style-name="P2">Function with two variables (we do not drop either)</text:p>
          </table:table-cell>
          <table:table-cell table:style-name="Table1.C2" office:value-type="string">
            <text:p text:style-name="P10">O(N + M<text:span text:style-name="T3">2</text:span>)</text:p>
          </table:table-cell>
        </table:table-row>
      </table:table>
      <text:p text:style-name="P38"><text:tab/></text:p>
      <text:p text:style-name="P4">Logarithms</text:p>
      <text:list xml:id="list649028841" text:continue-numbering="true" text:style-name="L2">
        <text:list-header>
          <text:p text:style-name="P21"/>
        </text:list-header>
        <text:list-item>
          <text:p text:style-name="P20"><text:span text:style-name="T1">We define logarithm as...<text:tab/><text:tab/><text:tab/><text:tab/><text:tab/><text:tab/>log</text:span><text:span text:style-name="T2">b</text:span><text:span text:style-name="T1">(x) = y iff b</text:span><text:span text:style-name="T4">y</text:span><text:span text:style-name="T1"> = x </text:span></text:p>
          <text:p text:style-name="P20"><text:span text:style-name="T1">...but in computer science we always talking binary logarithm <text:tab/>log(N) = y iff 2</text:span><text:span text:style-name="T4">y</text:span><text:span text:style-name="T1"> = N</text:span></text:p>
          <text:p text:style-name="P20"><text:span text:style-name="T1">...log(1) = 0; <text:s/>log(2) = 1; log(4) = 2; log(8) = 4; log(16) = 4; log(32) = 8.. because 2</text:span><text:span text:style-name="T4">y </text:span><text:span text:style-name="T1">= (2</text:span><text:span text:style-name="T4">y-1</text:span><text:span text:style-name="T9"> * 2)</text:span><text:span text:style-name="T1"> </text:span></text:p>
          <text:p text:style-name="P20"><text:span text:style-name="T1">so as the increases massively then the exponent only increases slightly i.e. 2</text:span><text:span text:style-name="T4">20 </text:span><text:span text:style-name="T1">&gt; 1 million but <text:s/>2</text:span><text:span text:style-name="T4">30 </text:span><text:span text:style-name="T1">&gt; 1 billion</text:span></text:p>
        </text:list-item>
      </text:list>
      <text:p text:style-name="P9">Arrays</text:p>
      <text:p text:style-name="P4"/>
      <text:list xml:id="list2097038379373971552" text:style-name="L3">
        <text:list-item>
          <text:p text:style-name="P22">Arrays take up contiguous memory. (Imagine memory as a canvas of 1 byte or 8 bits slots so a 32-bit number would take up 4 slots.) So an array of 2 number would take up 8 slots. This is downside of arrays because OS needs to find a big enough space for the array. </text:p>
        </text:list-item>
        <text:list-item>
          <text:p text:style-name="P22">Because the array is a typed array and we know the size of each type (e.g. 32-bit = 4 slots) then we can quickly go to the location of each index of the array <text:span text:style-name="T10">so arrays are very good for going directly to an index </text:span><text:span text:style-name="T5">because getting and setting an element of an array is constant complexity O(1)</text:span></text:p>
        </text:list-item>
        <text:list-item>
          <text:p text:style-name="P22"><text:span text:style-name="T5">We have </text:span><text:span text:style-name="T6">static</text:span><text:span text:style-name="T5"> arrays (i.e. fixed size) and </text:span><text:span text:style-name="T6">dynamic</text:span><text:span text:style-name="T5"> array – in Java a dynamic array is an Vector/ArrayList </text:span></text:p>
        </text:list-item>
      </text:list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Operation</text:p>
          </table:table-cell>
          <table:table-cell table:style-name="Table2.A1" office:value-type="string">
            <text:p text:style-name="P15">Description</text:p>
          </table:table-cell>
          <table:table-cell table:style-name="Table2.C1" office:value-type="string">
            <text:p text:style-name="P16">Complexity</text:p>
          </table:table-cell>
        </table:table-row>
        <table:table-row>
          <table:table-cell table:style-name="Table2.A2" office:value-type="string">
            <text:p text:style-name="P14">Initialization</text:p>
          </table:table-cell>
          <table:table-cell table:style-name="Table2.A2" office:value-type="string">
            <text:p text:style-name="P28">operating system needs to find an array of N * number of slots * type size/8 bit so</text:p>
          </table:table-cell>
          <table:table-cell table:style-name="Table2.C2" office:value-type="string">
            <text:p text:style-name="P29">O(N) ST (space time)</text:p>
          </table:table-cell>
        </table:table-row>
        <table:table-row>
          <table:table-cell table:style-name="Table2.A2" office:value-type="string">
            <text:p text:style-name="P14">Traversing</text:p>
          </table:table-cell>
          <table:table-cell table:style-name="Table2.A2" office:value-type="string">
            <text:p text:style-name="P6">Visits each node</text:p>
          </table:table-cell>
          <table:table-cell table:style-name="Table2.C2" office:value-type="string">
            <text:p text:style-name="P14">O(N)</text:p>
          </table:table-cell>
        </table:table-row>
        <table:table-row>
          <table:table-cell table:style-name="Table2.A2" office:value-type="string">
            <text:p text:style-name="P14">Coping</text:p>
          </table:table-cell>
          <table:table-cell table:style-name="Table2.A2" office:value-type="string">
            <text:p text:style-name="P28">Copying is reasonably intensive operation (both in time and space)</text:p>
          </table:table-cell>
          <table:table-cell table:style-name="Table2.C2" office:value-type="string">
            <text:p text:style-name="P29">O(N) ST </text:p>
          </table:table-cell>
        </table:table-row>
        <table:table-row>
          <table:table-cell table:style-name="Table2.A2" office:value-type="string">
            <text:p text:style-name="P14">Add element (end)</text:p>
          </table:table-cell>
          <table:table-cell table:style-name="Table2.A2" office:value-type="string">
            <text:p text:style-name="P28">This is a bad operation because it relies on copying which is N operations and it takes up O(1) space although using a dynamic array this becomes O(1) [see below]</text:p>
          </table:table-cell>
          <table:table-cell table:style-name="Table2.C2" office:value-type="string">
            <text:p text:style-name="P7">O(1) and O(1)S</text:p>
          </table:table-cell>
        </table:table-row>
        <table:table-row>
          <table:table-cell table:style-name="Table2.A2" office:value-type="string">
            <text:p text:style-name="P14">Inserting<text:span text:style-name="T7"> (mid/start)</text:span></text:p>
          </table:table-cell>
          <table:table-cell table:style-name="Table2.A2" office:value-type="string">
            <text:p text:style-name="P6"><text:span text:style-name="T5">Dynamic arrays don't help because we still need to shift all operations. Even if we only need to shift, say, second half of array then O(</text:span><text:span text:style-name="T19">½</text:span><text:span text:style-name="T5">N) → O(N)</text:span></text:p>
            <text:p text:style-name="P28">We can consider here the finding is O(1) but insert/delete is O(N)</text:p>
          </table:table-cell>
          <table:table-cell table:style-name="Table2.C2" office:value-type="string">
            <text:p text:style-name="P7">O(N) and O(1)S</text:p>
          </table:table-cell>
        </table:table-row>
        <table:table-row>
          <table:table-cell table:style-name="Table2.A2" office:value-type="string">
            <text:p text:style-name="P14">Popping (end of array)</text:p>
          </table:table-cell>
          <table:table-cell table:style-name="Table2.A2" office:value-type="string">
            <text:p text:style-name="P28">we remove last element of array. But if we popping (or shift) in middle is O(N) </text:p>
          </table:table-cell>
          <table:table-cell table:style-name="Table2.C2" office:value-type="string">
            <text:p text:style-name="P29">O(1) ST </text:p>
          </table:table-cell>
        </table:table-row>
      </table:table>
      <text:p text:style-name="P28"/>
      <text:list xml:id="list308071676" text:continue-numbering="true" text:style-name="L3">
        <text:list-item>
          <text:p text:style-name="P41"><text:span text:style-name="T13">Dynamic arrays</text:span><text:span text:style-name="T14"> (in Python/JS then all arrays are dynamic) make </text:span><text:span text:style-name="T17">insertion at end of array</text:span><text:span text:style-name="T18"> </text:span><text:span text:style-name="T14">easier because they add extra capacity which is empty – when they are filled then the size is doubled but now the whole array needs to be copied → so the array is resized at 1,2,4,8,16 etc so the complexity looks like N + N/2 + <text:s/>N/4 + N/8 + N/16 =&gt; converges to 2N =&gt; so is insertion in array O(N)? No because as the array gets bigger then resize happens less frequently so using </text:span><text:span text:style-name="T18">amortized analysis</text:span><text:span text:style-name="T14"> we say it actually has O(1) for an array of N (although worse case would be O(N)) → think of it every time we double size of array we double the size of constant time insertions vs linear time insertions </text:span></text:p>
        </text:list-item>
      </text:list>
      <text:p text:style-name="P28"/>
      <text:p text:style-name="P28"/>
      <text:p text:style-name="P36">LinkedList</text:p>
      <text:p text:style-name="P36"/>
      <text:list xml:id="list5538127697348253115" text:style-name="L4">
        <text:list-item>
          <text:p text:style-name="P39"><text:span text:style-name="T15">Linked list is like an array but instead of contiguous memory slots in a linked list they are non-contiguous and each element is a node which has the value and also a reference to the next element (may included reference to previous element in doubly-linked list). First element is known as head but there's </text:span><text:span text:style-name="T16">no notion of an index</text:span><text:span text:style-name="T15">. </text:span></text:p>
        </text:list-item>
        <text:list-item>
          <text:p text:style-name="P30">Inserting into a linked list is always cheap but finding where to insert it may take O(N) if we don't have a reference to the insertion point</text:p>
        </text:list-item>
      </text:list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Operation</text:p>
          </table:table-cell>
          <table:table-cell table:style-name="Table3.A1" office:value-type="string">
            <text:p text:style-name="P15">Description</text:p>
          </table:table-cell>
          <table:table-cell table:style-name="Table3.C1" office:value-type="string">
            <text:p text:style-name="P16">Complexity</text:p>
          </table:table-cell>
        </table:table-row>
        <table:table-row>
          <table:table-cell table:style-name="Table3.A2" office:value-type="string">
            <text:p text:style-name="P14">Initialization</text:p>
          </table:table-cell>
          <table:table-cell table:style-name="Table3.A2" office:value-type="string">
            <text:p text:style-name="P28">Same as array </text:p>
          </table:table-cell>
          <table:table-cell table:style-name="Table3.C2" office:value-type="string">
            <text:p text:style-name="P29">O(N) ST</text:p>
          </table:table-cell>
        </table:table-row>
        <table:table-row>
          <table:table-cell table:style-name="Table3.A2" office:value-type="string">
            <text:p text:style-name="P14">Traversing <text:span text:style-name="T10">i </text:span><text:span text:style-name="T5">get/set</text:span></text:p>
          </table:table-cell>
          <table:table-cell table:style-name="Table3.A2" office:value-type="string">
            <text:p text:style-name="P6">Visits each node takes N (we don't have an index so need to traverse via pointers)</text:p>
          </table:table-cell>
          <table:table-cell table:style-name="Table3.C2" office:value-type="string">
            <text:p text:style-name="P14">O(i)T; O(1)S </text:p>
          </table:table-cell>
        </table:table-row>
        <table:table-row>
          <table:table-cell table:style-name="Table3.A2" office:value-type="string">
            <text:p text:style-name="P14">Insert/delete @ beginning/end</text:p>
          </table:table-cell>
          <table:table-cell table:style-name="Table3.A2" office:value-type="string">
            <text:p text:style-name="P28">At beginning just create a new node and the next pointer points to the old head (we don't need to shift); at the tail we just point the old tail to the new value – adding at end is O(1) if we have reference to tail otherwise its O(N)</text:p>
          </table:table-cell>
          <table:table-cell table:style-name="Table3.C2" office:value-type="string">
            <text:p text:style-name="P29">O(1) ST </text:p>
          </table:table-cell>
        </table:table-row>
        <table:table-row>
          <table:table-cell table:style-name="Table3.A2" office:value-type="string">
            <text:p text:style-name="P14">Insert element (middle)</text:p>
          </table:table-cell>
          <table:table-cell table:style-name="Table3.A2" office:value-type="string">
            <text:p text:style-name="P28">This is a constant time operation but we do need to find the element! (Creating new node/pointers is very cheap – there's no shifting like an array). So the finding is O(N) but insert/delete is O(1)</text:p>
          </table:table-cell>
          <table:table-cell table:style-name="Table3.C2" office:value-type="string">
            <text:p text:style-name="P7">O(1) and O(1)S</text:p>
          </table:table-cell>
        </table:table-row>
      </table:table>
      <text:p text:style-name="P36"/>
      <text:p text:style-name="P46">Hashtable</text:p>
      <text:p text:style-name="P36"/>
      <text:list xml:id="list1755264824030397390" text:style-name="L5">
        <text:list-item>
          <text:p text:style-name="P23"><text:span text:style-name="T5">In algorithms we generally use hashtables to know we have visited a value and best property of a Hashtable is that operations are </text:span><text:span text:style-name="T10">generally speaking</text:span><text:span text:style-name="T5"> O(1) when collisions are minimised</text:span></text:p>
        </text:list-item>
        <text:list-item>
          <text:p text:style-name="P23"><text:span text:style-name="T5">Hashtables are </text:span><text:span text:style-name="T6">key/value </text:span><text:span text:style-name="T5">pairs where keys can be anything (i.e. including another data structure) and we use a hashing function for the key → hashing functions should aim to reduce collisions</text:span></text:p>
        </text:list-item>
        <text:list-item>
          <text:p text:style-name="P23"><text:span text:style-name="T5">Hashtables are build on </text:span><text:span text:style-name="T6">an array (of buckets)</text:span><text:span text:style-name="T5"> and hashing algorithms </text:span><text:span text:style-name="T6">maps the key to an index in the array of buckets</text:span><text:span text:style-name="T5">; we usually use mod function to find the index by take the hash of the key and taking </text:span><text:span text:style-name="T6">mod</text:span><text:span text:style-name="T5">(length of array) and this gives us the index in the array aka the bucket. The bucket is usually a </text:span><text:span text:style-name="T6">linked list</text:span><text:span text:style-name="T5"> where every node in the list point back to the original key. If there are no collisions then every bucket will contain a list of 1 elements; if there are maximum collisions then there is only one bucket in the array containing n elements and here searching takes O(N) and this is the worst case</text:span></text:p>
        </text:list-item>
        <text:list-item>
          <text:p text:style-name="P23"><text:span text:style-name="T5">Hashtables need to </text:span><text:span text:style-name="T6">performing resizing</text:span><text:span text:style-name="T5"> at some point to avoid collisions <text:s/>– for example, with a hashing function which distributed uniformly and a hashtable contained 30 elements then each list would contain 10 elements. At some point, to avoid collisions (which means it is using O(N) complexity) then the hashtable has to resize - it resizes the underlying array then the hashing function which takes the size of the hashtable so processing all elements with new hashing function means that elements are distributed differently</text:span></text:p>
        </text:list-item>
      </text:list>
      <text:p text:style-name="P36"/>
      <text:p text:style-name="P36"/>
      <text:p text:style-name="P36">Stack</text:p>
      <text:p text:style-name="P36"/>
      <text:list xml:id="list1150216367521696858" text:style-name="L6">
        <text:list-item>
          <text:p text:style-name="P24"><text:span text:style-name="T5">A stack is like a </text:span><text:span text:style-name="T6">LIFO Stack</text:span><text:span text:style-name="T5"> of books (LIFO = last in; first out) → a stack is implemented using a dynamic array – we push[add]/pop[get] is O(1)</text:span></text:p>
        </text:list-item>
        <text:list-item>
          <text:p text:style-name="P24"><text:span text:style-name="T5">A queue is like a </text:span><text:span text:style-name="T6">FIFO Queue</text:span><text:span text:style-name="T5"> of people (FIFO = first in; first out) so queue is the opposite of the stack → a queue is implemented using a LinkedList because we add to the end and take from the top (so we keep references to the head/tail of the list) so enqueue/dequeue is O(1)</text:span></text:p>
        </text:list-item>
        <text:list-item>
          <text:p text:style-name="P31">Both are typically initialised as empty so O(1) – searching for an element will be O(N)</text:p>
        </text:list-item>
        <text:list-item>
          <text:p text:style-name="P31">MaxStack/MinStack also keeps reference to the largest element or smallest element (e.g. Java's PriorityQueue)</text:p>
        </text:list-item>
        <text:list-item>
          <text:p text:style-name="P31">Sometimes have a peek method where you look without taking (this has O(1) complexity)</text:p>
          <text:p text:style-name="P31"/>
        </text:list-item>
      </text:list>
      <text:p text:style-name="P36"/>
      <text:p text:style-name="P36">String</text:p>
      <text:p text:style-name="P36"/>
      <text:list xml:id="list2817022519781254077" text:style-name="L7">
        <text:list-item>
          <text:p text:style-name="P32">Strings are implemented differently per language – Strings in C++ are mutable vs Java are immutable</text:p>
        </text:list-item>
        <text:list-item>
          <text:p text:style-name="P32">Characters in a String generally mapped to integers using some kind of character set (e.g in ASCII then 'A' = 65) so a string is actually held as an array of integers. If ASCII then they are 1 byte but other character sets maybe use 1 or 2 bytes.</text:p>
        </text:list-item>
        <text:list-item>
          <text:p text:style-name="P32">Traverse is O(N)T and O(1)S</text:p>
        </text:list-item>
        <text:list-item>
          <text:p text:style-name="P32">Copy is O(N)</text:p>
        </text:list-item>
        <text:list-item>
          <text:p text:style-name="P32">To get a character at is O(1) because it's an array</text:p>
        </text:list-item>
        <text:list-item>
          <text:p text:style-name="P32">Appending a value to an immutable String is O(N) operation but you can do a setAt(i) because it's immutable</text:p>
        </text:list-item>
        <text:list-item>
          <text:p text:style-name="P32">Concatenating two strings of length <text:s/>m and n means complexity is O(N+M) → often this is done by converting the string to an array O(N) and we can append as O(1) operations and then we rejoin O(N)</text:p>
        </text:list-item>
        <text:list-item>
          <text:p text:style-name="P32">Finding a string within another String is Knut-Morris-Pratt</text:p>
          <text:p text:style-name="P37"/>
          <text:p text:style-name="P37"/>
        </text:list-item>
      </text:list>
      <text:p text:style-name="P36">Graph</text:p>
      <text:list xml:id="list601780703177161734" text:style-name="L8">
        <text:list-header>
          <text:p text:style-name="P33"/>
        </text:list-header>
        <text:list-item>
          <text:p text:style-name="P33">Graph is a collection of nodes which may or may not be connected to each other (vertices = nodes vs edges = connections)</text:p>
        </text:list-item>
        <text:list-item>
          <text:p text:style-name="P25"><text:span text:style-name="T5">Graph is </text:span><text:span text:style-name="T12">connected</text:span><text:span text:style-name="T5"> if you reach any node from any other node (i.e. there is some path)</text:span></text:p>
        </text:list-item>
        <text:list-item>
          <text:p text:style-name="P25"><text:span text:style-name="T5">A </text:span><text:span text:style-name="T12">directed graph</text:span><text:span text:style-name="T5"> is like flights which are vs </text:span><text:span text:style-name="T12">undirected graphs </text:span><text:span text:style-name="T5">is like friendships (if you are friends with someone then they are friends with you and there is no direction here as it is mutual)</text:span></text:p>
        </text:list-item>
        <text:list-item>
          <text:p text:style-name="P25"><text:span text:style-name="T5">If there are 3 or more nodes which create a loop then we call this a </text:span><text:span text:style-name="T12">cycle</text:span><text:span text:style-name="T6"> –</text:span><text:span text:style-name="T5"> when writing an algorithm we want to avoid getting lost in a cycle and there we need to memoize what </text:span></text:p>
        </text:list-item>
        <text:list-item>
          <text:p text:style-name="P25"><text:span text:style-name="T5">A graph generally contains an </text:span><text:span text:style-name="T10">adjacency list </text:span><text:span text:style-name="T5">(the edges or the other nodes which can be travelled to from the at node)</text:span></text:p>
        </text:list-item>
        <text:list-item>
          <text:p text:style-name="P25"><text:span text:style-name="T5">v = number of vertices (i.e. of nodes), edges = e so </text:span><text:span text:style-name="T6">storing</text:span><text:span text:style-name="T5"> hence space complexity → O(E+V)</text:span></text:p>
        </text:list-item>
        <text:list-item>
          <text:p text:style-name="P33"><text:s/>Searching using bredth/depth-first search → hence time complexity → O(E+V)</text:p>
        </text:list-item>
      </text:list>
      <text:p text:style-name="P36"><text:soft-page-break/>Tree</text:p>
      <text:p text:style-name="P36"/>
      <text:list xml:id="list6487090201682207029" text:style-name="L9">
        <text:list-item>
          <text:p text:style-name="P26"><text:span text:style-name="T5">Tree is a type of graph that is rooted (i.e. it has a root node) and every node has nodes; trees are also a </text:span><text:span text:style-name="T10">acyclic </text:span><text:span text:style-name="T5">(i.e. there can't be circular references) and </text:span><text:span text:style-name="T10">directional</text:span><text:span text:style-name="T5"> (the nodes point down)</text:span></text:p>
        </text:list-item>
        <text:list-item>
          <text:p text:style-name="P26"><text:span text:style-name="T5">Most common implementation is a </text:span><text:span text:style-name="T6">binary tree </text:span><text:span text:style-name="T5">which has maximum two child nodes; other implementations are BinarySearchTree (BST); Heaps e.g. <text:s/>min and max heaps and Tries (which use tree for string expressions)</text:span></text:p>
        </text:list-item>
        <text:list-item>
          <text:p text:style-name="P34">Storing a tree is O(N) space complexity and traversing is O(N) time complexity </text:p>
        </text:list-item>
        <text:list-item>
          <text:p text:style-name="P34">Search a binary tree is O(log(N)) because at each node we discard half the subtree but this is only the case if the tree is well-balanced → we say a tree is balanced iff it roughly has a O(log(N))T when traversing and remember O(log(n)) is even better than linear searches → in worst case of unbalanced tree then it is a straight line and this is linear O(N) (Note that some advanced trees are self-balancing <text:s/>e.g. AVL or Red-Black Trees )</text:p>
        </text:list-item>
        <text:list-item>
          <text:p text:style-name="P26"><text:span text:style-name="T5">We say a tree is </text:span><text:span text:style-name="T6">complete</text:span><text:span text:style-name="T5"> if every single level in the tree is filled up </text:span><text:span text:style-name="T10">except the final level</text:span><text:span text:style-name="T5"> (and these are usually filled left to right)</text:span><text:span text:style-name="T6"> </text:span></text:p>
        </text:list-item>
        <text:list-item>
          <text:p text:style-name="P26"><text:span text:style-name="T5">We also say a tree is </text:span><text:span text:style-name="T6">full</text:span><text:span text:style-name="T5"> if for a k-ary tree where every node has at most k children and every node has either k children or 0 children</text:span></text:p>
        </text:list-item>
        <text:list-item>
          <text:p text:style-name="P26"><text:span text:style-name="T5">We say a tree is </text:span><text:span text:style-name="T6">perfect </text:span></text:p>
        </text:list-item>
      </text:list>
      <text:p text:style-name="P35"/>
      <text:p text:style-name="P42"/>
      <text:p text:style-name="P43">public class Node&lt;T&gt; {</text:p>
      <text:p text:style-name="P43"/>
      <text:p text:style-name="P43"><text:s text:c="4"/>private final T value;</text:p>
      <text:p text:style-name="P43"><text:s text:c="4"/>private final List&lt;Node&lt;T&gt;&gt; children = new ArrayList&lt;&gt;();</text:p>
      <text:p text:style-name="P43"/>
      <text:p text:style-name="P43"><text:s text:c="4"/>public Node&lt;T&gt; addNode(Node&lt;T&gt; child){</text:p>
      <text:p text:style-name="P43"><text:s text:c="8"/>children.add(child);</text:p>
      <text:p text:style-name="P43"><text:s text:c="8"/>return this;</text:p>
      <text:p text:style-name="P43"><text:s text:c="4"/>}</text:p>
      <text:p text:style-name="P43"/>
      <text:p text:style-name="P43"><text:s text:c="4"/>public Node addNodes(Node&lt;T&gt;... nodes){</text:p>
      <text:p text:style-name="P43"><text:s text:c="8"/>children.addAll(Arrays.asList(nodes));</text:p>
      <text:p text:style-name="P43"><text:s text:c="8"/>return this;</text:p>
      <text:p text:style-name="P43"><text:s text:c="4"/>}</text:p>
      <text:p text:style-name="P43"/>
      <text:p text:style-name="P43"><text:s text:c="4"/>public List&lt;T&gt; depthFirstSearch(List&lt;T&gt; result, Function f){</text:p>
      <text:p text:style-name="P43"><text:s text:c="8"/>f.apply(this.value);<text:tab/><text:tab/><text:tab/><text:tab/><text:tab/><text:tab/><text:tab/>//Uses stack</text:p>
      <text:p text:style-name="P43"><text:s text:c="8"/>for(int i =0; i &lt; this.children.size(); i++){</text:p>
      <text:p text:style-name="P43"><text:s text:c="12"/>this.children.get(i).depthFirstSearch(result,f);</text:p>
      <text:p text:style-name="P43"><text:s text:c="8"/>}</text:p>
      <text:p text:style-name="P43"><text:s text:c="8"/>return result;</text:p>
      <text:p text:style-name="P43"><text:s text:c="4"/>}</text:p>
      <text:p text:style-name="P43"/>
      <text:p text:style-name="P43"><text:s text:c="4"/>public List&lt;T&gt; breadthFirstSearch(List&lt;T&gt; result, Function f) {</text:p>
      <text:p text:style-name="P43"><text:s text:c="8"/>Queue&lt;Node&lt;T&gt;&gt; q = new ArrayDeque&lt;&gt;(Collections.singleton(this)); <text:s/>//BFS uses queue</text:p>
      <text:p text:style-name="P43"><text:s text:c="8"/>while(!q.isEmpty()){</text:p>
      <text:p text:style-name="P43"><text:s text:c="12"/>Node n = q.poll();</text:p>
      <text:p text:style-name="P43"><text:s text:c="12"/>f.apply(n.value);</text:p>
      <text:p text:style-name="P43"><text:s text:c="12"/>q.addAll(n.children);</text:p>
      <text:p text:style-name="P43"><text:s text:c="8"/>}</text:p>
      <text:p text:style-name="P43"><text:s text:c="8"/>return result;</text:p>
      <text:p text:style-name="P43"><text:s text:c="4"/>}</text:p>
      <text:p text:style-name="P43"/>
      <text:p text:style-name="P43">}</text:p>
      <text:p text:style-name="P44"/>
      <text:p text:style-name="P45">Binary search takes a <text:span text:style-name="T10">sorted</text:span> array of integers and a target and uses BS algorithm to determine if target is contained and returns its indx or -1. It does this by on each iteration reducing the array by half and has a time complexity of O(log(N))</text:p>
      <text:p text:style-name="P44"/>
      <text:p text:style-name="P43">public static int binarySearchR(int[] array, int target) {</text:p>
      <text:p text:style-name="P43"><text:s text:c="3"/>return bsr(array, target, 0, array.length-1);</text:p>
      <text:p text:style-name="P43">}</text:p>
      <text:p text:style-name="P43"/>
      <text:p text:style-name="P43">private static int bsr(int[] array, int target, int lP, int rP) {</text:p>
      <text:p text:style-name="P43"><text:s text:c="2"/>if(lP &gt; rP) return -1; <text:s text:c="22"/>// not found</text:p>
      <text:p text:style-name="P43"><text:s text:c="2"/>int indx = (lP + rP) / 2; <text:s text:c="19"/>// ..take the average</text:p>
      <text:p text:style-name="P43"><text:s text:c="2"/>if (array[indx] == target) return indx;</text:p>
      <text:p text:style-name="P43"><text:s text:c="2"/>else if (array[indx] &lt; target) {</text:p>
      <text:p text:style-name="P43"><text:s text:c="6"/>return bsr(array, target, lP + 1, rP);</text:p>
      <text:p text:style-name="P43"><text:s text:c="2"/>} else {</text:p>
      <text:p text:style-name="P43"><text:s text:c="6"/>return bsr(array, target, lP, rP - 1);</text:p>
      <text:p text:style-name="P43"><text:s text:c="2"/>}</text:p>
      <text:p text:style-name="P4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Edwards</meta:initial-creator>
    <meta:creation-date>2020-09-28T14:41:13</meta:creation-date>
    <dc:date>2020-10-06T11:46:48</dc:date>
    <dc:creator>John Edwards</dc:creator>
    <meta:editing-duration>P1DT20H36M44S</meta:editing-duration>
    <meta:editing-cycles>53</meta:editing-cycles>
    <meta:generator>OpenOffice/4.1.7$Unix OpenOffice.org_project/417m1$Build-9800</meta:generator>
    <meta:printed-by>John Edwards</meta:printed-by>
    <meta:print-date>2020-10-06T10:52:13</meta:print-date>
    <meta:document-statistic meta:table-count="3" meta:image-count="0" meta:object-count="0" meta:page-count="4" meta:paragraph-count="181" meta:word-count="2267" meta:character-count="12752"/>
  </office:meta>
</office:document-meta>
</file>